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Arial, sans-serif"/>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style:font-name="Linux Biolinum G" fo:font-weight="bold" officeooo:rsid="000d2c00" officeooo:paragraph-rsid="000d2c00" style:font-weight-asian="bold" style:font-weight-complex="bold"/>
    </style:style>
    <style:style style:name="P2" style:family="paragraph" style:parent-style-name="Standard">
      <style:text-properties style:use-window-font-color="true" loext:opacity="0%" style:font-name="Linux Biolinum G" fo:font-weight="bold" officeooo:rsid="000d2c00" officeooo:paragraph-rsid="000d2c00" style:font-weight-asian="bold" style:font-weight-complex="bold"/>
    </style:style>
    <style:style style:name="P3" style:family="paragraph" style:parent-style-name="Standard">
      <style:text-properties style:use-window-font-color="true" loext:opacity="0%" style:font-name="Linux Biolinum G" officeooo:rsid="000d2c00" officeooo:paragraph-rsid="000d2c00"/>
    </style:style>
    <style:style style:name="P4" style:family="paragraph" style:parent-style-name="Standard">
      <style:paragraph-properties fo:text-align="center" style:justify-single-word="false"/>
      <style:text-properties style:font-name="Linux Biolinum G" fo:font-size="20pt" fo:font-weight="bold" officeooo:rsid="000d2c00" officeooo:paragraph-rsid="000d2c00" style:font-size-asian="20pt" style:font-weight-asian="bold" style:font-size-complex="20pt" style:font-weight-complex="bold"/>
    </style:style>
    <style:style style:name="P5" style:family="paragraph" style:parent-style-name="Standard">
      <style:text-properties style:font-name="Linux Biolinum G" fo:font-weight="bold" officeooo:paragraph-rsid="000d2c00" style:font-weight-asian="bold" style:font-weight-complex="bold"/>
    </style:style>
    <style:style style:name="P6" style:family="paragraph" style:parent-style-name="Standard">
      <style:text-properties style:font-name="Linux Biolinum G" fo:font-weight="bold" officeooo:rsid="000d2c00" officeooo:paragraph-rsid="000d2c00" style:font-weight-asian="bold" style:font-weight-complex="bold"/>
    </style:style>
    <style:style style:name="T1" style:family="text">
      <style:text-properties officeooo:rsid="000d2c00"/>
    </style:style>
    <style:style style:name="T2" style:family="text">
      <style:text-properties fo:font-variant="normal" fo:text-transform="none" fo:color="#ffffff" loext:opacity="100%" style:font-name="Roboto" fo:font-size="10.5pt" fo:letter-spacing="normal" fo:font-style="normal" fo:font-weight="normal" loext:padding="0cm" loext:border="none"/>
    </style:style>
    <style:style style:name="T3" style:family="text">
      <style:text-properties fo:font-variant="normal" fo:text-transform="none" fo:color="#ffffff" loext:opacity="100%" fo:letter-spacing="normal" loext:padding="0cm" loext:border="none"/>
    </style:style>
    <style:style style:name="T4" style:family="text">
      <style:text-properties fo:font-variant="normal" fo:text-transform="none" style:font-name="Roboto" fo:font-size="10.5pt" fo:letter-spacing="normal" fo:font-style="normal" fo:font-weight="normal" loext:padding="0cm" loext:border="none"/>
    </style:style>
    <style:style style:name="T5" style:family="text">
      <style:text-properties fo:font-variant="normal" fo:text-transform="none" fo:letter-spacing="normal" loext:padding="0cm" loext:border="none"/>
    </style:style>
    <style:style style:name="T6" style:family="text">
      <style:text-properties fo:font-variant="normal" fo:text-transform="none" fo:font-size="10.5pt" fo:letter-spacing="normal" fo:font-style="normal" fo:font-weight="normal" loext:padding="0cm" loext:border="none"/>
    </style:style>
    <style:style style:name="T7" style:family="text">
      <style:text-properties style:use-window-font-color="true" loext:opacity="0%"/>
    </style:style>
    <style:style style:name="T8" style:family="text">
      <style:text-properties style:use-window-font-color="true" loext:opacity="0%" officeooo:rsid="000d2c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LD – NOTES AND SUGGESTIONS</text:p>
      <text:p text:style-name="P1"/>
      <text:p text:style-name="P5"><text:span text:style-name="T8"/></text:p>
      <text:p text:style-name="P6"><text:span text:style-name="T8">=</text:span><text:span text:style-name="T7">==========================================================================</text:span></text:p>
      <text:p text:style-name="P5"><text:span text:style-name="T8">@dw187 [YouTube Comment]</text:span></text:p>
      <text:p text:style-name="P2"/>
      <text:p text:style-name="P3"><text:span text:style-name="T6">Good except if the player defeats the enemy, meaning they have zero or less hit points, they should not have a chance to get one last hit in.</text:span><text:span text:style-name="T5"> </text:span><text:span text:style-name="T6">Also for the monsters, may I suggest you use two of █ character to make a solid block and for instance, the scorpion could be colored and view as:</text:span></text:p>
      <text:p text:style-name="P3"><text:span text:style-name="T6"/></text:p>
      <text:p text:style-name="P3"><text:span text:style-name="T5">░░░░░░████░░░░░░ </text:span></text:p>
      <text:p text:style-name="P3"><text:span text:style-name="T5">░░░░██░░░░██░░░░ </text:span></text:p>
      <text:p text:style-name="P3"><text:span text:style-name="T5">░░░░░░░░░░██░░░░ </text:span></text:p>
      <text:p text:style-name="P3"><text:span text:style-name="T5">░░░░░░░░██░░░░░░ </text:span></text:p>
      <text:p text:style-name="P3"><text:span text:style-name="T5">░░░░░░██████░░░░ </text:span></text:p>
      <text:p text:style-name="P3"><text:span text:style-name="T5">░░░░██████████░░ </text:span></text:p>
      <text:p text:style-name="P3"><text:span text:style-name="T5">░░████▒▒██▒▒██░░ </text:span></text:p>
      <text:p text:style-name="P3"><text:span text:style-name="T5">██░░██░░░░██░░██ </text:span></text:p>
      <text:p text:style-name="P3"><text:span text:style-name="T6"/></text:p>
      <text:p text:style-name="P3"><text:span text:style-name="T6">Where there could be two red eyes where the ▒▒ is.</text:span></text:p>
      <text:p text:style-name="P3"><text:span text:style-name="T6">Where there could be two red eyes where the ▒▒ is.</text:span><text:span text:style-name="T5"> </text:span><text:span text:style-name="T6">Also in combat for MINI RPG 2, a graphic RPG for QBasic that came out many years before the one you wrote, there is an option to DRINK during combat which heals your hits at the cost of the player attacking.</text:span></text:p>
      <text:p text:style-name="P3"/>
      <text:p text:style-name="P3"><text:span text:style-name="T6">You could also make combat more complex with for both player and combatant:</text:span><text:span text:style-name="T5"> </text:span><text:span text:style-name="T6">+ Attack, if opponent chooses dodge, only takes half hit damage.</text:span><text:span text:style-name="T5"> </text:span><text:span text:style-name="T6">+ Charge, if opponent chooses Dodge then player winds up hurting self and no damage to opponent. If opponent instead chooses Attack, no damage to player and double damage to opponent. If opponent also chose Charge, no damage to either.</text:span><text:span text:style-name="T5"> </text:span><text:span text:style-name="T6">+ Dodge, if Charge was chosen you damage opponent and no damage to yourself.</text:span><text:span text:style-name="T5"> </text:span><text:span text:style-name="T6">+ Drink, recovers a fixed amount of hit points but can be hit by opponent's Attack and Charge.</text:span></text:p>
      <text:p text:style-name="P3"><text:span text:style-name="T6"/></text:p>
      <text:p text:style-name="P3"><text:span text:style-name="T6">Opponent could also have Drink as an option, healing more Hitpoints if they are a stronger monster. </text:span></text:p>
      <text:p text:style-name="P3"><text:span text:style-name="T6"/></text:p>
      <text:p text:style-name="P3"><text:span text:style-name="T6">Also option for player to RUN away at a cost of all gold left behind. In the RPG Maker I wrote 25-years ago I also had Runestones. These were magical jewels that cast Fire, Ice, and Bolt. They could be stacked for maximum damage to opponent, yet are expensive to buy. In your game when you die you are not showing a score. The score could be based on how many squares you have traveled before meeting your demise.</text:span></text:p>
      <text:p text:style-name="P3"><text:span text:style-name="T4"/></text:p>
      <text:p text:style-name="P3"><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Arial, sans-serif"/>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4T11:39:03.356965805</meta:creation-date>
    <dc:date>2022-07-24T11:48:05.397462670</dc:date>
    <meta:editing-duration>PT9M17S</meta:editing-duration>
    <meta:editing-cycles>1</meta:editing-cycles>
    <meta:generator>LibreOffice/7.0.1.2$Linux_X86_64 LibreOffice_project/7cbcfc562f6eb6708b5ff7d7397325de9e764452</meta:generator>
    <meta:document-statistic meta:table-count="0" meta:image-count="0" meta:object-count="0" meta:page-count="1" meta:paragraph-count="17" meta:word-count="328" meta:character-count="1920" meta:non-whitespace-character-count="1599"/>
  </office:meta>
</office:document-meta>
</file>